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Pictures/100000000000078000000438B4772CA0BFFAE0E9.png" manifest:media-type="image/png"/>
  <manifest:file-entry manifest:full-path="Pictures/100000000000056D00000381513BC31F701255DF.png" manifest:media-type="image/png"/>
  <manifest:file-entry manifest:full-path="Pictures/100000000000077900000415750F4EA6A969C3EA.png" manifest:media-type="image/png"/>
  <manifest:file-entry manifest:full-path="Pictures/10000000000007800000042FEF75A6D2195EF97E.png" manifest:media-type="image/png"/>
  <manifest:file-entry manifest:full-path="Pictures/10000000000005B50000037D5401C97518484336.png" manifest:media-type="image/png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officeooo:paragraph-rsid="0077fdf3"/>
    </style:style>
    <style:style style:name="P7" style:family="paragraph" style:parent-style-name="First_20_line_20_indent">
      <style:text-properties officeooo:rsid="0083cb6b" officeooo:paragraph-rsid="0083cb6b"/>
    </style:style>
    <style:style style:name="P8" style:family="paragraph" style:parent-style-name="First_20_line_20_indent">
      <style:text-properties officeooo:rsid="00858bbd" officeooo:paragraph-rsid="00858bbd"/>
    </style:style>
    <style:style style:name="P9" style:family="paragraph" style:parent-style-name="First_20_line_20_indent" style:master-page-name="First_20_Page">
      <style:paragraph-properties fo:margin-left="0cm" fo:margin-right="0cm" fo:text-indent="0cm" style:auto-text-indent="false" style:page-number="auto"/>
      <style:text-properties officeooo:paragraph-rsid="0077fdf3"/>
    </style:style>
    <style:style style:name="P10" style:family="paragraph" style:parent-style-name="First_20_line_20_indent">
      <style:text-properties officeooo:rsid="00869932" officeooo:paragraph-rsid="00869932"/>
    </style:style>
    <style:style style:name="P11" style:family="paragraph" style:parent-style-name="Footer_20_left" style:master-page-name="Обратная_20_сторона">
      <style:paragraph-properties style:page-number="auto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7"><draw:frame draw:style-name="fr2" draw:name="Изображение1" text:anchor-type="char" svg:width="18cm" svg:height="9.834cm" draw:z-index="0"><draw:image xlink:href="Pictures/100000000000077900000415750F4EA6A969C3EA.png" xlink:type="simple" xlink:show="embed" xlink:actuate="onLoad" draw:mime-type="image/png"/></draw:frame>Фываыв</text:p>
      <text:p text:style-name="P7"/>
      <text:p text:style-name="P7"><draw:frame draw:style-name="fr2" draw:name="Изображение2" text:anchor-type="char" svg:width="18cm" svg:height="11.001cm" draw:z-index="1"><draw:image xlink:href="Pictures/10000000000005B50000037D5401C97518484336.png" xlink:type="simple" xlink:show="embed" xlink:actuate="onLoad" draw:mime-type="image/png"/></draw:frame><text:soft-page-break/>цуа</text:p>
      <text:p text:style-name="P8"><draw:frame draw:style-name="fr4" draw:name="Изображение3" text:anchor-type="char" svg:width="18cm" svg:height="11.624cm" draw:z-index="2"><draw:image xlink:href="Pictures/100000000000056D00000381513BC31F701255DF.png" xlink:type="simple" xlink:show="embed" xlink:actuate="onLoad" draw:mime-type="image/png"/></draw:frame>3</text:p>
      <text:p text:style-name="P10"><draw:frame draw:style-name="fr3" draw:name="Изображение4" text:anchor-type="char" svg:width="18cm" svg:height="10.125cm" draw:z-index="3"><draw:image xlink:href="Pictures/100000000000078000000438B4772CA0BFFAE0E9.png" xlink:type="simple" xlink:show="embed" xlink:actuate="onLoad" draw:mime-type="image/png"/></draw:frame><text:soft-page-break/>5</text:p>
      <text:p text:style-name="P10"><draw:frame draw:style-name="fr2" draw:name="Изображение5" text:anchor-type="char" svg:width="18cm" svg:height="10.037cm" draw:z-index="4"><draw:image xlink:href="Pictures/10000000000007800000042FEF75A6D2195EF97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_20_right">
      <style:text-properties style:text-rotation-angle="270" style:text-rotation-scale="line-height"/>
    </style:style>
    <style:style style:name="MP2" style:family="paragraph" style:parent-style-name="Footer_20_left" style:master-page-name="Обратная_20_сторона">
      <style:paragraph-properties style:page-number="auto"/>
    </style:style>
    <style:style style:name="MP3" style:family="paragraph" style:parent-style-name="Footer_20_left">
      <style:text-properties officeooo:rsid="005ffed0" officeooo:paragraph-rsid="005ffed0"/>
    </style:style>
    <style:style style:name="MP4" style:family="paragraph" style:parent-style-name="Гриф_5f_Экземпляр">
      <style:text-properties officeooo:paragraph-rsid="007cf328"/>
    </style:style>
    <style:style style:name="MP5" style:family="paragraph" style:parent-style-name="Гриф_5f_Экземпляр">
      <style:text-properties officeooo:rsid="005d3465" officeooo:paragraph-rsid="007cf328"/>
    </style:style>
    <style:style style:name="MP6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3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1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2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3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4"/>
            </table:table-cell>
            <table:table-cell office:value-type="string">
              <text:p text:style-name="MP5"/>
            </table:table-cell>
          </table:table-row>
        </table:table>
        <text:p text:style-name="MP6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4:49:58.113053803</meta:creation-date>
    <dc:title>Default</dc:title>
    <meta:editing-cycles>4</meta:editing-cycles>
    <meta:editing-duration>PT1M11S</meta:editing-duration>
    <meta:generator>LibreOffice/7.5.6.2$Linux_X86_64 LibreOffice_project/50$Build-2</meta:generator>
    <dc:date>2024-10-01T16:04:48.403683396</dc:date>
    <meta:document-statistic meta:table-count="1" meta:image-count="5" meta:object-count="0" meta:page-count="3" meta:paragraph-count="14" meta:word-count="27" meta:character-count="97" meta:non-whitespace-character-count="84"/>
  </office:meta>
</office:document-meta>
</file>